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4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5">
      <style:paragraph-properties fo:margin-top="0in" fo:margin-bottom="0in"/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6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increment and decrement operators,</text:p>
        </text:list-item>
        <text:list-item>
          <text:p text:style-name="P1">To understand the difference between prefix and postfix operators,</text:p>
        </text:list-item>
        <text:list-item>
          <text:p text:style-name="P1">To help you implementing your first <text:span text:style-name="KeywordTok">while</text:span> loops,</text:p>
        </text:list-item>
        <text:list-item>
          <text:p text:style-name="P1">(Optional) to write your first complex loops.</text:p>
        </text:list-item>
      </text:list>
      <text:h text:style-name="Heading_20_1" text:outline-level="1"><text:bookmark-start text:name="increment-and-decrement-operators"/>Increment and Decrement Operators<text:bookmark-end text:name="increment-and-decrement-operators"/></text:h>
      <text:h text:style-name="Heading_20_2" text:outline-level="2"><text:bookmark-start text:name="preamble"/>Preamble<text:bookmark-end text:name="preamble"/></text:h>
      <text:p text:style-name="First_20_paragraph">Start by answering the following, assuming an <text:span text:style-name="DataTypeTok">int</text:span> variable <text:span text:style-name="NormalTok">i</text:span> has been initialized and that its current value is 5.</text:p>
      <text:list text:style-name="L2">
        <text:list-item>
          <text:p text:style-name="P2">What does <text:span text:style-name="NormalTok">i</text:span><text:span text:style-name="OperatorTok">++</text:span> do to <text:span text:style-name="NormalTok">i</text:span>?</text:p>
        </text:list-item>
        <text:list-item>
          <text:p text:style-name="P2">What does <text:span text:style-name="NormalTok">i</text:span><text:span text:style-name="OperatorTok">--</text:span> do to <text:span text:style-name="NormalTok">i</text:span>?</text:p>
        </text:list-item>
        <text:list-item>
          <text:p text:style-name="P2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observe-and-confirm"/>Observe and Confirm<text:bookmark-end text:name="observe-and-confirm"/></text:h>
      <text:p text:style-name="First_20_paragraph">Download, extract, open in your IDE and read <text:a xlink:type="simple" xlink:href="labs/IncrementDecrement/IncrementExample.zip" office:name=""><text:span text:style-name="Definition">the following code</text:span></text:a>. Then, compile and execute it, and 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h text:style-name="Heading_20_2" text:outline-level="2"><text:bookmark-start text:name="exercise"/>Exercise<text:bookmark-end text:name="exercise"/></text:h>
      <text:p text:style-name="First_20_paragraph">For each of the following, determine the final value of <text:span text:style-name="T1">n</text:span>.</text:p>
      <text:p text:style-name="P3">int x = 5;</text:p>
      <text:p text:style-name="P4">int n = x++;</text:p>
      <text:p text:style-name="P5">int x = 5;</text:p>
      <text:p text:style-name="P6">int n = ++x;</text:p>
      <text:p text:style-name="P7">int x = 5;</text:p>
      <text:p text:style-name="P8">int n = x++ + x++;</text:p>
      <text:p text:style-name="P9">int x = 5;</text:p>
      <text:p text:style-name="P10">int n = ++x + ++x;</text:p>
      <text:p text:style-name="P11">int x = 5, y = 6;</text:p>
      <text:p text:style-name="P12">int n = x++ * ++y;</text:p>
      <text:p text:style-name="P13">int x = 5;</text:p>
      <text:p text:style-name="P14">int n = x++ + --x;</text:p>
      <text:p text:style-name="First_20_paragraph">You can test your answers using your IDE.</text:p>
      <text:h text:style-name="Heading_20_1" text:outline-level="1"><text:bookmark-start text:name="first-while-loops"/>First While Loops<text:bookmark-end text:name="first-while-loops"/></text:h>
      <text:p text:style-name="First_20_paragraph">The following is asking to write a series of <text:span text:style-name="KeywordTok">while</text:span> loops performing simple tasks. The solution to the first question is <text:a xlink:type="simple" xlink:href="labs/IncrementDecrement/FirstLoop.zip" office:name=""><text:span text:style-name="Definition">in this archive</text:span></text:a>, but it is recommended to try on your own first.</text:p>
      <text:list text:style-name="L3">
        <text:list-item>
          <text:p text:style-name="P1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1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1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1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16"><text:s text:c="1"/>* * * * * * * * * *</text:p>
      <text:p text:style-name="P17"><text:s text:c="1"/>* * * * * * * * * *</text:p>
      <text:p text:style-name="P18"><text:s text:c="1"/>* * * * * * * * * *</text:p>
      <text:p text:style-name="P19"><text:s text:c="1"/>* * * * * * * * * *</text:p>
      <text:p text:style-name="P20"><text:s text:c="1"/>* * * * * * * * * *</text:p>
      <text:p text:style-name="P21"><text:s text:c="1"/>* * * * * * * * * *</text:p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, similar to the last one from the previous section. Every time, you are asked to generate those patterns using a <text:span text:style-name="KeywordTok">while</text:span> loop.</text:p>
      <text:list text:style-name="L4">
        <text:list-item>
          <text:p text:style-name="P26">Triangle:</text:p>
        </text:list-item>
      </text:list>
      <text:p text:style-name="P27"><text:s text:c="1"/>* </text:p>
      <text:p text:style-name="P28"><text:s text:c="1"/>* *</text:p>
      <text:p text:style-name="P29"><text:s text:c="1"/>* * *</text:p>
      <text:p text:style-name="P30"><text:s text:c="1"/>* * * * </text:p>
      <text:p text:style-name="P31"><text:s text:c="1"/>* * * * *</text:p>
      <text:p text:style-name="P32"><text:s text:c="1"/>* * * * * *</text:p>
      <text:p text:style-name="P33"><text:s text:c="1"/>* * * * * * * </text:p>
      <text:p text:style-name="P34"><text:s text:c="1"/>* * * * * * * * </text:p>
      <text:p text:style-name="P35"><text:s text:c="1"/>* * * * * * * * * </text:p>
      <text:p text:style-name="P36"><text:s text:c="1"/>* * * * * * * * * *</text:p>
      <text:list text:style-name="L5">
        <text:list-item>
          <text:p text:style-name="P37">Triangle of numbers</text:p>
        </text:list-item>
      </text:list>
      <text:p text:style-name="P38">1</text:p>
      <text:p text:style-name="P39">222</text:p>
      <text:p text:style-name="P40">33333</text:p>
      <text:p text:style-name="P41">4444444</text:p>
      <text:p text:style-name="P42">555555555</text:p>
      <text:list text:style-name="L6">
        <text:list-item>
          <text:p text:style-name="P43">Upside-down binary triangle</text:p>
        </text:list-item>
      </text:list>
      <text:p text:style-name="P44">1010101</text:p>
      <text:p text:style-name="P45">10101 </text:p>
      <text:p text:style-name="P46">101 <text:s text:c="1"/></text:p>
      <text:p text:style-name="P4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5Z</meta:creation-date>
    <dc:date>2023-01-17T20:24:45Z</dc:date>
    <meta:user-defined meta:name="date" meta:value-type="string">January  17, 2023 (03:2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